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family="Calibri" style:font-family-generic="swiss" style:font-pitch="variable" fo:font-size="18pt" style:font-size-asian="18pt" style:font-size-complex="18pt"/>
    </style:style>
    <style:style style:name="P5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family="Calibri" style:font-family-generic="swiss" style:font-pitch="variable" fo:font-size="7pt" style:font-family-asian="Calibri" style:font-style-name-asian="Regular" style:font-family-generic-asian="swiss" style:font-size-asian="7pt" style:font-family-complex="Calibri" style:font-style-name-complex="Regular" style:font-family-generic-complex="swiss" style:font-size-complex="7pt"/>
    </style:style>
    <style:style style:name="T3" style:family="text">
      <style:text-properties fo:font-family="Calibri" style:font-family-generic="swiss" style:font-pitch="variable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8.4cm" svg:y1="2.267cm" svg:x2="10.7cm" svg:y2="2.3cm" draw:start-shape="id1" draw:end-shape="id2" svg:d="m8400 2267 2300 33">
          <text:p/>
        </draw:connector>
        <draw:frame draw:style-name="gr2" draw:text-style-name="P2" draw:layer="layout" svg:width="2.1cm" svg:height="1.026cm" svg:x="13.3cm" svg:y="4.574cm">
          <draw:text-box>
            <text:p><text:span text:style-name="T1">nein</text:span></text:p>
          </draw:text-box>
        </draw:frame>
        <draw:connector draw:style-name="gr1" draw:text-style-name="P1" draw:layer="layout" svg:x1="13.2cm" svg:y1="16.4cm" svg:x2="13.2cm" svg:y2="17.9cm" draw:start-shape="id3" draw:end-shape="id4" draw:end-glue-point="0" svg:d="m13200 16400v1500">
          <text:p/>
        </draw:connector>
        <draw:custom-shape draw:style-name="gr3" draw:text-style-name="P4" xml:id="id6" draw:id="id6" draw:layer="layout" svg:width="7.6cm" svg:height="2.3cm" svg:x="0.7cm" svg:y="18.8cm">
          <draw:glue-point draw:id="4" svg:x="-2.401cm" svg:y="-4.997cm"/>
          <draw:glue-point draw:id="5" svg:x="2.296cm" svg:y="-4.885cm" draw:escape-direction="up"/>
          <text:p text:style-name="P3"><text:span text:style-name="T1">Lege in O':</text:span></text:p>
          <text:p text:style-name="P1"><text:span text:style-name="T1">vertexMove(v,op,np,od,n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3.2cm" svg:y1="10.5cm" svg:x2="13.2cm" svg:y2="12.3cm" draw:start-shape="id5" draw:end-shape="id3" draw:end-glue-point="0" svg:d="m13200 10500v1800">
          <text:p/>
        </draw:connector>
        <draw:custom-shape draw:style-name="gr4" draw:text-style-name="P5" xml:id="id1" draw:id="id1" draw:layer="layout" svg:width="8.2cm" svg:height="2.335cm" svg:x="0.2cm" svg:y="1.1cm">
          <draw:glue-point draw:id="4" svg:x="5cm" svg:y="-2.856cm"/>
          <draw:glue-point draw:id="5" svg:x="5cm" svg:y="2.282cm"/>
          <draw:glue-point draw:id="6" svg:x="-4.982cm" svg:y="2.496cm"/>
          <draw:glue-point draw:id="7" svg:x="-5.03cm" svg:y="-2.642cm"/>
          <text:p text:style-name="P1"><text:span text:style-name="T1">Aktualisiere:</text:span></text:p>
          <text:p text:style-name="P1"><text:span text:style-name="T1">vertexMove(v,op,np,od,n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" draw:id="id2" draw:layer="layout" svg:width="5cm" svg:height="4.2cm" svg:x="10.7cm" svg:y="0.2cm">
          <text:p text:style-name="P1"><text:span text:style-name="T2"/></text:p>
          <text:p text:style-name="P1"><text:span text:style-name="T3">Aktualisierung</text:span></text:p>
          <text:p text:style-name="P1"><text:span text:style-name="T1">durch v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5" draw:id="id5" draw:layer="layout" svg:width="5cm" svg:height="4.2cm" svg:x="10.7cm" svg:y="6.3cm">
          <text:p text:style-name="P1"><text:span text:style-name="T2"/></text:p>
          <text:p text:style-name="P1"><text:span text:style-name="T3">Aktualisierung</text:span></text:p>
          <text:p text:style-name="P1"><text:span text:style-name="T1">durch np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3" draw:id="id3" draw:layer="layout" svg:width="5cm" svg:height="4.1cm" svg:x="10.7cm" svg:y="12.3cm">
          <text:p text:style-name="P1"><text:span text:style-name="T2"/></text:p>
          <text:p text:style-name="P1"><text:span text:style-name="T3">Aktualisierung</text:span></text:p>
          <text:p text:style-name="P1"><text:span text:style-name="T1">durch nd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4" draw:id="id4" draw:layer="layout" svg:width="5cm" svg:height="4.1cm" svg:x="10.7cm" svg:y="17.9cm">
          <text:p text:style-name="P1"><text:span text:style-name="T2"/></text:p>
          <text:p text:style-name="P1"><text:span text:style-name="T3">Aktualisierung</text:span></text:p>
          <text:p text:style-name="P1"><text:span text:style-name="T1">durch od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3.2cm" svg:y1="4.4cm" svg:x2="13.2cm" svg:y2="6.3cm" draw:start-shape="id2" draw:end-shape="id5" svg:d="m13200 4400v1900">
          <text:p/>
        </draw:connector>
        <draw:connector draw:style-name="gr1" draw:text-style-name="P1" draw:layer="layout" svg:x1="10.7cm" svg:y1="19.95cm" svg:x2="8.3cm" svg:y2="19.95cm" draw:start-shape="id4" draw:start-glue-point="3" draw:end-shape="id6" svg:d="m10700 19950h-2400">
          <text:p/>
        </draw:connector>
        <draw:frame draw:style-name="gr2" draw:text-style-name="P2" draw:layer="layout" svg:width="2.1cm" svg:height="1.026cm" svg:x="13.2cm" svg:y="10.6cm">
          <draw:text-box>
            <text:p><text:span text:style-name="T1">nein</text:span></text:p>
          </draw:text-box>
        </draw:frame>
        <draw:frame draw:style-name="gr2" draw:text-style-name="P2" draw:layer="layout" svg:width="2.1cm" svg:height="1.026cm" svg:x="13.2cm" svg:y="16.7cm">
          <draw:text-box>
            <text:p><text:span text:style-name="T1">nein</text:span></text:p>
          </draw:text-box>
        </draw:frame>
        <draw:frame draw:style-name="gr2" draw:text-style-name="P2" draw:layer="layout" svg:width="2.1cm" svg:height="1.026cm" svg:x="9.1cm" svg:y="18.974cm">
          <draw:text-box>
            <text:p><text:span text:style-name="T1">nein</text:span></text:p>
          </draw:text-box>
        </draw:frame>
        <draw:connector draw:style-name="gr6" draw:text-style-name="P1" draw:layer="layout" svg:x1="15.7cm" svg:y1="2.3cm" svg:x2="17.8cm" svg:y2="2.3cm" draw:start-shape="id2" draw:start-glue-point="7" draw:end-shape="id7" draw:end-glue-point="6" svg:d="m15700 2300h2100">
          <text:p/>
        </draw:connector>
        <draw:connector draw:style-name="gr6" draw:text-style-name="P1" draw:layer="layout" svg:x1="15.7cm" svg:y1="8.4cm" svg:x2="17.9cm" svg:y2="8.4cm" draw:start-shape="id5" draw:start-glue-point="7" svg:d="m15700 8400h2200">
          <text:p/>
        </draw:connector>
        <draw:connector draw:style-name="gr6" draw:text-style-name="P1" draw:layer="layout" svg:x1="15.7cm" svg:y1="14.35cm" svg:x2="17.8cm" svg:y2="14.35cm" draw:start-shape="id3" draw:start-glue-point="7" draw:end-shape="id8" draw:end-glue-point="6" svg:d="m15700 14350h2100">
          <text:p/>
        </draw:connector>
        <draw:connector draw:style-name="gr6" draw:text-style-name="P1" draw:layer="layout" svg:x1="15.7cm" svg:y1="19.95cm" svg:x2="17.9cm" svg:y2="20cm" draw:start-shape="id4" draw:start-glue-point="7" svg:d="m15700 19950h1363v50h837">
          <text:p/>
        </draw:connector>
        <draw:frame draw:style-name="gr2" draw:text-style-name="P2" draw:layer="layout" svg:width="2.1cm" svg:height="1.026cm" svg:x="15.8cm" svg:y="1.3cm">
          <draw:text-box>
            <text:p><text:span text:style-name="T1">ja</text:span></text:p>
          </draw:text-box>
        </draw:frame>
        <draw:frame draw:style-name="gr2" draw:text-style-name="P2" draw:layer="layout" svg:width="2.1cm" svg:height="1.026cm" svg:x="15.9cm" svg:y="7.374cm">
          <draw:text-box>
            <text:p><text:span text:style-name="T1">ja</text:span></text:p>
          </draw:text-box>
        </draw:frame>
        <draw:frame draw:style-name="gr2" draw:text-style-name="P2" draw:layer="layout" svg:width="2.1cm" svg:height="1.026cm" svg:x="16cm" svg:y="13.3cm">
          <draw:text-box>
            <text:p><text:span text:style-name="T1">ja</text:span></text:p>
          </draw:text-box>
        </draw:frame>
        <draw:frame draw:style-name="gr2" draw:text-style-name="P2" draw:layer="layout" svg:width="2.1cm" svg:height="1.026cm" svg:x="16cm" svg:y="18.874cm">
          <draw:text-box>
            <text:p><text:span text:style-name="T1">ja</text:span></text:p>
          </draw:text-box>
        </draw:frame>
        <draw:custom-shape draw:style-name="gr7" draw:text-style-name="P6" xml:id="id7" draw:id="id7" draw:layer="layout" svg:width="1.6cm" svg:height="1.4cm" svg:x="17.8cm" svg:y="1.6cm">
          <text:p><text:span text:style-name="T4">v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1.6cm" svg:height="1.4cm" svg:x="17.8cm" svg:y="7.7cm">
          <text:p><text:span text:style-name="T4">n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xml:id="id8" draw:id="id8" draw:layer="layout" svg:width="1.6cm" svg:height="1.5cm" svg:x="17.8cm" svg:y="13.6cm">
          <text:p><text:span text:style-name="T4">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1.6cm" svg:height="1.4cm" svg:x="17.8cm" svg:y="19.3cm">
          <text:p><text:span text:style-name="T4">o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5T23:59:27.34</meta:creation-date>
    <dc:date>2012-10-18T18:27:50.75</dc:date>
    <dc:creator>Philipp Lucas</dc:creator>
    <meta:editing-duration>PT13H16M22S</meta:editing-duration>
    <meta:editing-cycles>5</meta:editing-cycles>
    <meta:generator>OpenOffice.org/3.4$Win32 OpenOffice.org_project/340m1$Build-9590</meta:generator>
    <meta:document-statistic meta:object-count="27"/>
  </office:meta>
</office:document-meta>
</file>